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Heading_20_3">
      <style:paragraph-properties fo:padding="0.0193in" fo:border="0.0008in solid #d9d9e3"/>
    </style:style>
    <style:style style:name="P5" style:family="paragraph" style:parent-style-name="Preformatted_20_Text">
      <style:paragraph-properties fo:margin-top="0in" fo:margin-bottom="0.1965in" fo:padding="0.0193in" fo:border="0.0008in solid #d9d9e3"/>
    </style:style>
    <style:style style:name="P6" style:family="paragraph" style:parent-style-name="Preformatted_20_Text">
      <style:paragraph-properties fo:padding="0.0193in" fo:border="0.0008in solid #d9d9e3"/>
    </style:style>
    <style:style style:name="P7" style:family="paragraph" style:parent-style-name="Heading_20_4">
      <style:paragraph-properties fo:padding="0.0193in" fo:border="0.0008in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асть 2 - развернутый ответ - чтобы получить полную информацию и понимание, професиональная разработка</text:p>
      <text:p text:style-name="P1">ChatGPT</text:p>
      <text:p text:style-name="P2">ChatGPT</text:p>
      <text:p text:style-name="P3">Давайте поговорим о продвинутых концепциях JavaScript, которые часто используются в профессиональной разработке.</text:p>
      <text:h text:style-name="P4" text:outline-level="3">Часть 2: Продвинутые концепции</text:h>
      <text:h text:style-name="P7" text:outline-level="4">2.1 Объекты и Прототипы</text:h>
      <text:p text:style-name="P3">JavaScript является языком, основанным на объектах. Объекты представляют собой наборы ключей и значений, где значения могут быть функциями, другими объектами или примитивными типами данных. Прототипы позволяют объектам наследовать свойства других объектов.</text:p>
      <text:h text:style-name="P7" text:outline-level="4">2.2 Работа с массивами и итерация</text:h>
      <text:p text:style-name="P3">Массивы в JavaScript предоставляют множество методов для удобной работы с данными, таких как <text:span text:style-name="Source_20_Text">map</text:span>, <text:span text:style-name="Source_20_Text">filter</text:span>, <text:span text:style-name="Source_20_Text">reduce</text:span> и другие. Итерация по массивам позволяет эффективно обрабатывать и изменять их содержимое.</text:p>
      <text:h text:style-name="P7" text:outline-level="4">2.3 Асинхронность и обработка событий</text:h>
      <text:p text:style-name="P3">JavaScript является однопоточным, но асинхронные операции позволяют выполнять задачи без блокировки основного потока выполнения. Колбэки, промисы и <text:span text:style-name="Source_20_Text">async/await</text:span> используются для управления асинхронными операциями. Обработка событий позволяет реагировать на действия пользователя или изменения состояния приложения.</text:p>
      <text:h text:style-name="P7" text:outline-level="4">Практический пример:</text:h>
      <text:p text:style-name="P6">javascriptCopy code</text:p>
      <text:p text:style-name="P6"><text:span text:style-name="Source_20_Text">// Создание объекта</text:span></text:p>
      <text:p text:style-name="P6"><text:span text:style-name="Source_20_Text">const person = {</text:span></text:p>
      <text:p text:style-name="P6"><text:span text:style-name="Source_20_Text"><text:s text:c="2"/>name: 'John',</text:span></text:p>
      <text:p text:style-name="P6"><text:span text:style-name="Source_20_Text"><text:s text:c="2"/>age: 30,</text:span></text:p>
      <text:p text:style-name="P6"><text:span text:style-name="Source_20_Text"><text:s text:c="2"/>greet: function() {</text:span></text:p>
      <text:p text:style-name="P6"><text:span text:style-name="Source_20_Text"><text:s text:c="4"/>console.log(`Hello, my name is ${this.name} and I'm ${this.age} years old.`);</text:span></text:p>
      <text:p text:style-name="P6"><text:span text:style-name="Source_20_Text"><text:s text:c="2"/>}</text:span></text:p>
      <text:p text:style-name="P6"><text:span text:style-name="Source_20_Text">};</text:span></text:p>
      <text:p text:style-name="P6"/>
      <text:p text:style-name="P6"><text:span text:style-name="Source_20_Text">person.greet(); // Выведет "Hello, my name is John and I'm 30 years old."</text:span></text:p>
      <text:p text:style-name="P6"/>
      <text:p text:style-name="P6"><text:span text:style-name="Source_20_Text">// Работа с массивами</text:span></text:p>
      <text:p text:style-name="P6"><text:span text:style-name="Source_20_Text">const numbers = [1, 2, 3, 4, 5];</text:span></text:p>
      <text:p text:style-name="P6"/>
      <text:p text:style-name="P6"><text:span text:style-name="Source_20_Text">const doubled = numbers.map(num =&gt; num * 2);</text:span></text:p>
      <text:p text:style-name="P6"><text:span text:style-name="Source_20_Text">console.log(doubled); // Выведет [2, 4, 6, 8, 10]</text:span></text:p>
      <text:p text:style-name="P6"/>
      <text:p text:style-name="P6"><text:span text:style-name="Source_20_Text">// Асинхронность и обработка событий</text:span></text:p>
      <text:p text:style-name="P6"><text:span text:style-name="Source_20_Text">setTimeout(() =&gt; {</text:span></text:p>
      <text:p text:style-name="P6"><text:span text:style-name="Source_20_Text"><text:s text:c="2"/>console.log("Этот код выполнится через 2 секунды.");</text:span></text:p>
      <text:p text:style-name="P6"><text:span text:style-name="Source_20_Text">}, 2000);</text:span></text:p>
      <text:p text:style-name="P6"/>
      <text:p text:style-name="P6"><text:span text:style-name="Source_20_Text">// Промисы</text:span></text:p>
      <text:p text:style-name="P6"><text:soft-page-break/><text:span text:style-name="Source_20_Text">const fetchData = () =&gt; {</text:span></text:p>
      <text:p text:style-name="P6"><text:span text:style-name="Source_20_Text"><text:s text:c="2"/>return new Promise((resolve, reject) =&gt; {</text:span></text:p>
      <text:p text:style-name="P6"><text:span text:style-name="Source_20_Text"><text:s text:c="4"/>setTimeout(() =&gt; {</text:span></text:p>
      <text:p text:style-name="P6"><text:span text:style-name="Source_20_Text"><text:s text:c="6"/>resolve('Данные загружены');</text:span></text:p>
      <text:p text:style-name="P6"><text:span text:style-name="Source_20_Text"><text:s text:c="4"/>}, 3000);</text:span></text:p>
      <text:p text:style-name="P6"><text:span text:style-name="Source_20_Text"><text:s text:c="2"/>});</text:span></text:p>
      <text:p text:style-name="P6"><text:span text:style-name="Source_20_Text">};</text:span></text:p>
      <text:p text:style-name="P6"/>
      <text:p text:style-name="P6"><text:span text:style-name="Source_20_Text">fetchData().then(data =&gt; {</text:span></text:p>
      <text:p text:style-name="P6"><text:span text:style-name="Source_20_Text"><text:s text:c="2"/>console.log(data); // Выведет 'Данные загружены' через 3 секунды</text:span></text:p>
      <text:p text:style-name="P5"><text:span text:style-name="Source_20_Text">});</text:span></text:p>
      <text:p text:style-name="P3">Эти концепции являются ключевыми для создания эффективных и масштабируемых приложений на JavaScript. Понимание их работы поможет в создании более сложных систем и эффективной обработке данных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1T21:41:04.02</dc:date>
    <meta:document-statistic meta:table-count="0" meta:image-count="0" meta:object-count="0" meta:page-count="2" meta:paragraph-count="42" meta:word-count="287" meta:character-count="2106"/>
    <dc:creator>Dima Wide</dc:creator>
    <meta:user-defined meta:name="Info 1"/>
    <meta:user-defined meta:name="Info 2"/>
    <meta:user-defined meta:name="Info 3"/>
    <meta:user-defined meta:name="Info 4"/>
  </office:meta>
</office:document-meta>
</file>